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8" svg:stroke-width="0.019cm" svg:stroke-color="#000000" draw:marker-start="" draw:marker-start-width="0.229cm" draw:marker-start-center="false" draw:marker-end="Arrow_20_concav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1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2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4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6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18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19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0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2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3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5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7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12cm" svg:y1="14.982cm" svg:x2="14.247cm" svg:y2="14.982cm">
            <text:p/>
          </draw:line>
          <draw:line draw:style-name="gr2" draw:text-style-name="P2" draw:layer="layout" svg:x1="7.615cm" svg:y1="14.893cm" svg:x2="7.615cm" svg:y2="15.092cm">
            <text:p/>
          </draw:line>
          <draw:frame draw:style-name="gr3" draw:text-style-name="P4" draw:layer="layout" svg:width="1.013cm" svg:height="0.63cm" svg:x="7.61cm" svg:y="15.143cm">
            <draw:text-box>
              <text:p text:style-name="P3"><text:span text:style-name="T1">7,4</text:span></text:p>
            </draw:text-box>
          </draw:frame>
          <draw:line draw:style-name="gr4" draw:text-style-name="P2" draw:layer="layout" svg:x1="8.116cm" svg:y1="14.843cm" svg:x2="8.116cm" svg:y2="15.142cm">
            <text:p/>
          </draw:line>
          <draw:line draw:style-name="gr5" draw:text-style-name="P2" draw:layer="layout" svg:x1="8.617cm" svg:y1="14.893cm" svg:x2="8.617cm" svg:y2="15.092cm">
            <text:p/>
          </draw:line>
          <draw:line draw:style-name="gr6" draw:text-style-name="P2" draw:layer="layout" svg:x1="9.115cm" svg:y1="14.893cm" svg:x2="9.115cm" svg:y2="15.092cm">
            <text:p/>
          </draw:line>
          <draw:line draw:style-name="gr7" draw:text-style-name="P2" draw:layer="layout" svg:x1="9.615cm" svg:y1="14.893cm" svg:x2="9.615cm" svg:y2="15.092cm">
            <text:p/>
          </draw:line>
          <draw:line draw:style-name="gr8" draw:text-style-name="P2" draw:layer="layout" svg:x1="10.115cm" svg:y1="14.893cm" svg:x2="10.115cm" svg:y2="15.092cm">
            <text:p/>
          </draw:line>
          <draw:line draw:style-name="gr9" draw:text-style-name="P2" draw:layer="layout" svg:x1="10.615cm" svg:y1="14.893cm" svg:x2="10.615cm" svg:y2="15.092cm">
            <text:p/>
          </draw:line>
          <draw:line draw:style-name="gr10" draw:text-style-name="P2" draw:layer="layout" svg:x1="11.115cm" svg:y1="14.893cm" svg:x2="11.115cm" svg:y2="15.092cm">
            <text:p/>
          </draw:line>
          <draw:line draw:style-name="gr11" draw:text-style-name="P2" draw:layer="layout" svg:x1="11.615cm" svg:y1="14.893cm" svg:x2="11.615cm" svg:y2="15.092cm">
            <text:p/>
          </draw:line>
          <draw:line draw:style-name="gr12" draw:text-style-name="P2" draw:layer="layout" svg:x1="12.115cm" svg:y1="14.893cm" svg:x2="12.115cm" svg:y2="15.092cm">
            <text:p/>
          </draw:line>
          <draw:line draw:style-name="gr13" draw:text-style-name="P2" draw:layer="layout" svg:x1="12.615cm" svg:y1="14.893cm" svg:x2="12.615cm" svg:y2="15.092cm">
            <text:p/>
          </draw:line>
          <draw:frame draw:style-name="gr14" draw:text-style-name="P4" draw:layer="layout" svg:width="1.013cm" svg:height="0.63cm" svg:x="12.611cm" svg:y="15.143cm">
            <draw:text-box>
              <text:p text:style-name="P3"><text:span text:style-name="T1">7,5</text:span></text:p>
            </draw:text-box>
          </draw:frame>
          <draw:line draw:style-name="gr15" draw:text-style-name="P2" draw:layer="layout" svg:x1="13.115cm" svg:y1="14.843cm" svg:x2="13.115cm" svg:y2="15.142cm">
            <text:p/>
          </draw:line>
          <draw:line draw:style-name="gr16" draw:text-style-name="P2" draw:layer="layout" svg:x1="13.615cm" svg:y1="14.893cm" svg:x2="13.615cm" svg:y2="15.092cm">
            <text:p/>
          </draw:line>
          <draw:frame draw:style-name="gr17" draw:text-style-name="P4" draw:layer="layout" svg:width="0.705cm" svg:height="0.63cm" svg:x="9.767cm" svg:y="14.353cm">
            <draw:text-box>
              <text:p text:style-name="P3"><text:span text:style-name="T1">E</text:span></text:p>
            </draw:text-box>
          </draw:frame>
          <draw:line draw:style-name="gr18" draw:text-style-name="P2" draw:layer="layout" svg:x1="10.115cm" svg:y1="14.893cm" svg:x2="10.115cm" svg:y2="15.092cm">
            <text:p/>
          </draw:line>
          <draw:frame draw:style-name="gr19" draw:text-style-name="P4" draw:layer="layout" svg:width="0.75cm" svg:height="0.63cm" svg:x="13.246cm" svg:y="14.353cm">
            <draw:text-box>
              <text:p text:style-name="P3"><text:span text:style-name="T1">D</text:span></text:p>
            </draw:text-box>
          </draw:frame>
          <draw:line draw:style-name="gr20" draw:text-style-name="P2" draw:layer="layout" svg:x1="13.615cm" svg:y1="14.893cm" svg:x2="13.615cm" svg:y2="15.0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30:26.496787354</meta:creation-date>
    <dc:date>2018-02-08T11:30:53.819283037</dc:date>
    <meta:editing-duration>PT27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